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85d" officeooo:paragraph-rsid="0004085d"/>
    </style:style>
    <style:style style:name="P2" style:family="paragraph" style:parent-style-name="Standard" style:list-style-name="L1">
      <style:text-properties officeooo:rsid="0004085d" officeooo:paragraph-rsid="0004085d"/>
    </style:style>
    <style:style style:name="P3" style:family="paragraph" style:parent-style-name="Standard" style:list-style-name="L1">
      <style:text-properties officeooo:paragraph-rsid="0004085d"/>
    </style:style>
    <style:style style:name="P4" style:family="paragraph" style:parent-style-name="Standard" style:list-style-name="L1" style:master-page-name="">
      <loext:graphic-properties draw:fill="none"/>
      <style:paragraph-properties fo:margin-left="0.5in" fo:margin-right="0.0618in" fo:text-indent="-0.25in" style:auto-text-indent="false" style:page-number="auto" fo:background-color="transparent">
        <style:tab-stops>
          <style:tab-stop style:position="0.0583in"/>
        </style:tab-stops>
      </style:paragraph-properties>
      <style:text-properties officeooo:rsid="0004085d" officeooo:paragraph-rsid="0004085d"/>
    </style:style>
    <style:style style:name="P5" style:family="paragraph" style:parent-style-name="Standard" style:list-style-name="L1">
      <loext:graphic-properties draw:fill="none"/>
      <style:paragraph-properties fo:margin-left="0.5in" fo:margin-right="0.0618in" fo:text-indent="-0.25in" style:auto-text-indent="false" fo:background-color="transparent">
        <style:tab-stops>
          <style:tab-stop style:position="0.1252in"/>
        </style:tab-stops>
      </style:paragraph-properties>
      <style:text-properties officeooo:rsid="0004085d" officeooo:paragraph-rsid="0004085d"/>
    </style:style>
    <style:style style:name="P6" style:family="paragraph" style:parent-style-name="Standard" style:list-style-name="L1" style:master-page-name="">
      <loext:graphic-properties draw:fill="none"/>
      <style:paragraph-properties fo:margin-left="0.5in" fo:margin-right="0.0618in" fo:text-indent="0in" style:auto-text-indent="false" style:page-number="auto" fo:background-color="transparent">
        <style:tab-stops>
          <style:tab-stop style:position="0.25in"/>
        </style:tab-stops>
      </style:paragraph-properties>
      <style:text-properties officeooo:rsid="0004085d" officeooo:paragraph-rsid="0004085d"/>
    </style:style>
    <style:style style:name="P7" style:family="paragraph" style:parent-style-name="Standard" style:list-style-name="L1">
      <loext:graphic-properties draw:fill="none"/>
      <style:paragraph-properties fo:margin-left="0.5in" fo:margin-right="0.0618in" fo:text-indent="0in" style:auto-text-indent="false" fo:background-color="transparent">
        <style:tab-stops>
          <style:tab-stop style:position="0.25in"/>
        </style:tab-stops>
      </style:paragraph-properties>
      <style:text-properties officeooo:rsid="0004085d" officeooo:paragraph-rsid="0004085d"/>
    </style:style>
    <style:style style:name="T1" style:family="text">
      <style:text-properties officeooo:rsid="0004085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sKill Defcon32 Demo Lab Outline</text:p>
      <text:list xml:id="list3919056528" text:style-name="L1">
        <text:list-header>
          <text:p text:style-name="P2"/>
        </text:list-header>
        <text:list-item>
          <text:p text:style-name="P3"><text:span text:style-name="T1">Introduction (2 mins)</text:span></text:p>
          <text:list>
            <text:list-item>
              <text:p text:style-name="P2">Who am I?</text:p>
            </text:list-item>
            <text:list-item>
              <text:p text:style-name="P2">Who is BusKill?</text:p>
            </text:list-item>
            <text:list-item>
              <text:p text:style-name="P2">Project Goal</text:p>
            </text:list-item>
            <text:list-item>
              <text:p text:style-name="P2">Project Rationale</text:p>
            </text:list-item>
          </text:list>
        </text:list-item>
        <text:list-item>
          <text:p text:style-name="P3"><text:span text:style-name="T1">Get to know the audience (2 mins) </text:span></text:p>
          <text:list>
            <text:list-item>
              <text:p text:style-name="P2">Raise hand if </text:p>
              <text:list>
                <text:list-item>
                  <text:p text:style-name="P2">Have ever heard of BusKill</text:p>
                </text:list-item>
                <text:list-item>
                  <text:p text:style-name="P3"><text:span text:style-name="T1">Have a 3D printer</text:span></text:p>
                </text:list-item>
                <text:list-item>
                  <text:p text:style-name="P2">Use QubesOS</text:p>
                </text:list-item>
              </text:list>
            </text:list-item>
          </text:list>
        </text:list-item>
        <text:list-item>
          <text:p text:style-name="P2">Software Capabilities (3 mins)</text:p>
        </text:list-item>
        <text:list-item>
          <text:p text:style-name="P2">Hardware Requirements (3 mins)</text:p>
        </text:list-item>
        <text:list-item>
          <text:p text:style-name="P2">Supplier Version (5 mins)</text:p>
          <text:list>
            <text:list-item>
              <text:p text:style-name="P2">Components list</text:p>
            </text:list-item>
            <text:list-item>
              <text:p text:style-name="P2">Where to find in Repo</text:p>
            </text:list-item>
            <text:list-item>
              <text:p text:style-name="P2">Demo </text:p>
            </text:list-item>
          </text:list>
        </text:list-item>
        <text:list-item>
          <text:p text:style-name="P3"><text:span text:style-name="T1">3D-Printed Version (5 mins)</text:span></text:p>
          <text:list>
            <text:list-item>
              <text:p text:style-name="P2">Components list</text:p>
            </text:list-item>
            <text:list-item>
              <text:p text:style-name="P2">Where to find in Repo</text:p>
            </text:list-item>
            <text:list-item>
              <text:p text:style-name="P2">Demo</text:p>
            </text:list-item>
          </text:list>
        </text:list-item>
        <text:list-item>
          <text:p text:style-name="P4">Hardware Development History and Philosophy (5 mins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Parametric design in OpenSCAD</text:p>
                        </text:list-item>
                        <text:list-item>
                          <text:p text:style-name="P7">Constraint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How to help and FAQ (5 mins)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30T15:56:15.746991882</meta:creation-date>
    <meta:generator>LibreOffice/6.4.7.2$Linux_X86_64 LibreOffice_project/40$Build-2</meta:generator>
    <dc:date>2024-06-30T16:08:16.815848170</dc:date>
    <meta:editing-duration>PT12M3S</meta:editing-duration>
    <meta:editing-cycles>1</meta:editing-cycles>
    <meta:document-statistic meta:table-count="0" meta:image-count="0" meta:object-count="0" meta:page-count="1" meta:paragraph-count="25" meta:word-count="114" meta:character-count="564" meta:non-whitespace-character-count="496"/>
  </office:meta>
</office:document-meta>
</file>